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d036" officeooo:paragraph-rsid="000ad036"/>
    </style:style>
    <style:style style:name="P2" style:family="paragraph" style:parent-style-name="Standard">
      <style:text-properties officeooo:rsid="000c82e0" officeooo:paragraph-rsid="000c82e0"/>
    </style:style>
    <style:style style:name="P3" style:family="paragraph" style:parent-style-name="Standard">
      <style:text-properties officeooo:rsid="000da3cf" officeooo:paragraph-rsid="000da3cf"/>
    </style:style>
    <style:style style:name="P4" style:family="paragraph" style:parent-style-name="Standard">
      <style:text-properties officeooo:rsid="000da3cf" officeooo:paragraph-rsid="000da3cf"/>
    </style:style>
    <style:style style:name="P5" style:family="paragraph" style:parent-style-name="Standard">
      <style:text-properties officeooo:rsid="000da3cf" officeooo:paragraph-rsid="00128521"/>
    </style:style>
    <style:style style:name="P6" style:family="paragraph" style:parent-style-name="Standard">
      <style:text-properties officeooo:rsid="00109fac" officeooo:paragraph-rsid="00109fac"/>
    </style:style>
    <style:style style:name="P7" style:family="paragraph" style:parent-style-name="Standard" style:list-style-name="L1">
      <style:text-properties officeooo:rsid="00128521" officeooo:paragraph-rsid="00128521"/>
    </style:style>
    <style:style style:name="P8" style:family="paragraph" style:parent-style-name="Standard" style:list-style-name="L1">
      <style:text-properties officeooo:rsid="00128782" officeooo:paragraph-rsid="00128782"/>
    </style:style>
    <style:style style:name="T1" style:family="text">
      <style:text-properties officeooo:rsid="000edeb1"/>
    </style:style>
    <style:style style:name="T2" style:family="text">
      <style:text-properties officeooo:rsid="00128521"/>
    </style:style>
    <style:style style:name="T3" style:family="text">
      <style:text-properties fo:color="#d4d4d4" style:font-name="Menlo" fo:font-size="7.59999990463257pt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ovation</text:p>
      <text:p text:style-name="P1">4.1.2 – It wasn’t explicitly stated but i added an ‘ELSE’ clause to my function to return the original continent name for all continents that weren’t renamed</text:p>
      <text:p text:style-name="P1"/>
      <text:p text:style-name="P2">4.2 – WE were only supposed to comment on the existing database and it schema. <text:s/>I elaborated by proposing a better set up, as well as writing a MySQL query to get initial data from my new database.</text:p>
      <text:p text:style-name="P2"/>
      <text:p text:style-name="P5">4.4 <text:s/><text:span text:style-name="T2">In the connect() function in the dbConnect file the user is asked for a user name and password</text:span></text:p>
      <text:p text:style-name="P5"/>
      <text:p text:style-name="P5"><text:span text:style-name="T2">Throughout the application, all data is validated and all input erros should be caught to ensure the program runs smoothly. This can be found in the following function:</text:span></text:p>
      <text:list xml:id="list2351150131" text:style-name="L1">
        <text:list-item>
          <text:p text:style-name="P7">dbConnect.connect()</text:p>
        </text:list-item>
        <text:list-item>
          <text:p text:style-name="P8">main.return_city_pop()</text:p>
        </text:list-item>
        <text:list-item>
          <text:p text:style-name="P8">main.new_city()</text:p>
        </text:list-item>
        <text:list-item>
          <text:p text:style-name="P8">main.get_cars()</text:p>
        </text:list-item>
        <text:list-item>
          <text:p text:style-name="P8">main.new_cars()</text:p>
        </text:list-item>
        <text:list-item>
          <text:p text:style-name="P8">main.countries_by_pop()</text:p>
        </text:list-item>
      </text:list>
      <text:p text:style-name="P3"><text:tab/></text:p>
      <text:p text:style-name="P3"/>
      <text:p text:style-name="P3"><text:tab/><text:span text:style-name="T1">maybe a dictionary to tidy up the if else in the main function</text:span></text:p>
      <text:p text:style-name="P3"><text:tab/>Format Output so its neat</text:p>
      <text:p text:style-name="P6"><text:tab/>Print a header row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45:42.594183644</meta:creation-date>
    <dc:date>2019-05-04T20:25:57.460796213</dc:date>
    <meta:editing-duration>PT1H34M10S</meta:editing-duration>
    <meta:editing-cycles>7</meta:editing-cycles>
    <meta:generator>LibreOffice/6.2.2.2$MacOSX_X86_64 LibreOffice_project/2b840030fec2aae0fd2658d8d4f9548af4e3518d</meta:generator>
    <meta:document-statistic meta:table-count="0" meta:image-count="0" meta:object-count="0" meta:page-count="1" meta:paragraph-count="16" meta:word-count="145" meta:character-count="856" meta:non-whitespace-character-count="722"/>
  </office:meta>
</office:document-meta>
</file>